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1f585" officeooo:paragraph-rsid="0021f585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color="#000000" loext:opacity="100%" officeooo:rsid="001eafc5" officeooo:paragraph-rsid="001eafc5"/>
    </style:style>
    <style:style style:name="P11" style:family="paragraph" style:parent-style-name="Heading_20_1">
      <style:text-properties fo:color="#000000" loext:opacity="100%" officeooo:paragraph-rsid="001eafc5"/>
    </style:style>
    <style:style style:name="P12" style:family="paragraph" style:parent-style-name="Heading_20_1">
      <style:text-properties fo:color="#000000" loext:opacity="100%"/>
    </style:style>
    <style:style style:name="P13" style:family="paragraph" style:parent-style-name="Heading_20_2">
      <style:text-properties fo:color="#000000" loext:opacity="100%"/>
    </style:style>
    <style:style style:name="P14" style:family="paragraph" style:parent-style-name="Heading_20_2">
      <style:text-properties fo:color="#000000" loext:opacity="100%" officeooo:rsid="00200e86" officeooo:paragraph-rsid="00200e86"/>
    </style:style>
    <style:style style:name="P15" style:family="paragraph" style:parent-style-name="Text_20_body">
      <style:text-properties officeooo:paragraph-rsid="00200e86"/>
    </style:style>
    <style:style style:name="P16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7" style:family="paragraph" style:parent-style-name="Standard">
      <style:paragraph-properties fo:margin-left="2.498cm"/>
      <style:text-properties officeooo:paragraph-rsid="00200e86"/>
    </style:style>
    <style:style style:name="P18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officeooo:rsid="0021f585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5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rojekt Systemu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szablon_</text:span></text:span><text:span text:style-name="Strong_20_Emphasis"><text:span text:style-name="T2">projekt_systemu</text:span></text:span><text:span text:style-name="Strong_20_Emphasis"><text:span text:style-name="T1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<text:span text:style-name="T2">19</text:span>.0<text:span text:style-name="T2">5</text:span>.2025</text:p>
            </table:table-cell>
            <table:table-cell table:style-name="Tabela1.A1" office:value-type="string">
              <text:p text:style-name="P3"><text:span text:style-name="Strong_20_Emphasis"><text:span text:style-name="T1">Wersja</text:span></text:span><text:span text:style-name="Strong_20_Emphasis">:</text:span></text:p>
              <text:p text:style-name="P5">0.1.<text:span text:style-name="T2">1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Projekt Systemu</text:span><text:line-break/><text:span text:style-name="T3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15431_1148864075" text:style-name="Index_20_Link" text:visited-style-name="Index_20_Link">1 Wstęp<text:tab/>3</text:a></text:p>
          <text:p text:style-name="P8"><text:a xlink:type="simple" xlink:href="#__RefHeading___Toc15433_1148864075" text:style-name="Index_20_Link" text:visited-style-name="Index_20_Link">2 Cel i zakres dokumentu<text:tab/>3</text:a></text:p>
          <text:p text:style-name="P8"><text:a xlink:type="simple" xlink:href="#__RefHeading___Toc15435_1148864075" text:style-name="Index_20_Link" text:visited-style-name="Index_20_Link">3 Cele i ograniczenia architektury<text:tab/>3</text:a></text:p>
          <text:p text:style-name="P8"><text:a xlink:type="simple" xlink:href="#__RefHeading___Toc15437_1148864075" text:style-name="Index_20_Link" text:visited-style-name="Index_20_Link">4 Wymagania funkcjonalne<text:tab/>3</text:a></text:p>
          <text:p text:style-name="P8"><text:a xlink:type="simple" xlink:href="#__RefHeading___Toc15439_1148864075" text:style-name="Index_20_Link" text:visited-style-name="Index_20_Link">5 Obraz logiczny aplikacji<text:tab/>3</text:a></text:p>
          <text:p text:style-name="P9"><text:a xlink:type="simple" xlink:href="#__RefHeading___Toc15441_1148864075" text:style-name="Index_20_Link" text:visited-style-name="Index_20_Link">5.1 Charakterystyka pakietów<text:tab/>3</text:a></text:p>
          <text:p text:style-name="P9"><text:a xlink:type="simple" xlink:href="#__RefHeading___Toc15443_1148864075" text:style-name="Index_20_Link" text:visited-style-name="Index_20_Link">5.2 <text:s/>Diagram klas aplikacji<text:tab/>3</text:a></text:p>
          <text:p text:style-name="P8"><text:a xlink:type="simple" xlink:href="#__RefHeading___Toc15445_1148864075" text:style-name="Index_20_Link" text:visited-style-name="Index_20_Link">6 Dynamiczny obraz modelowanej aplikacji<text:tab/>3</text:a></text:p>
          <text:p text:style-name="P9"><text:a xlink:type="simple" xlink:href="#__RefHeading___Toc15447_1148864075" text:style-name="Index_20_Link" text:visited-style-name="Index_20_Link">6.1 Diagram sekwencji UML dla obiektów<text:tab/>3</text:a></text:p>
          <text:p text:style-name="P9"><text:a xlink:type="simple" xlink:href="#__RefHeading___Toc15449_1148864075" text:style-name="Index_20_Link" text:visited-style-name="Index_20_Link">6.2 Diagram aktywności UML dla obiektów<text:tab/>3</text:a></text:p>
          <text:p text:style-name="P8"><text:a xlink:type="simple" xlink:href="#__RefHeading___Toc15451_1148864075" text:style-name="Index_20_Link" text:visited-style-name="Index_20_Link">7 Statyczny obraz modelowanej aplikacji<text:tab/>3</text:a></text:p>
          <text:p text:style-name="P9"><text:a xlink:type="simple" xlink:href="#__RefHeading___Toc15453_1148864075" text:style-name="Index_20_Link" text:visited-style-name="Index_20_Link">7.1 Diagram komponentów UML<text:tab/>3</text:a></text:p>
          <text:p text:style-name="P9"><text:a xlink:type="simple" xlink:href="#__RefHeading___Toc15455_1148864075" text:style-name="Index_20_Link" text:visited-style-name="Index_20_Link">7.2 Diagram instalacji UML<text:tab/>3</text:a></text:p>
          <text:p text:style-name="P8"><text:a xlink:type="simple" xlink:href="#__RefHeading___Toc15457_1148864075" text:style-name="Index_20_Link" text:visited-style-name="Index_20_Link">8 Projekt bazy danych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" text:outline-level="1" text:is-list-header="true"><text:soft-page-break/></text:h>
      <text:h text:style-name="P10" text:outline-level="1"><text:bookmark-start text:name="__RefHeading___Toc15431_1148864075"/>Wstęp<text:bookmark-end text:name="__RefHeading___Toc15431_1148864075"/></text:h>
      <text:h text:style-name="P11" text:outline-level="1"><text:bookmark-start text:name="__RefHeading___Toc15433_1148864075"/><text:span text:style-name="T1">Cel i zakres dokumentu</text:span><text:bookmark-end text:name="__RefHeading___Toc15433_1148864075"/></text:h>
      <text:h text:style-name="P12" text:outline-level="1"><text:bookmark-start text:name="__RefHeading___Toc15435_1148864075"/>Cele i ograniczenia architektury<text:bookmark-end text:name="__RefHeading___Toc15435_1148864075"/></text:h>
      <text:h text:style-name="P11" text:outline-level="1"><text:bookmark-start text:name="__RefHeading___Toc15437_1148864075"/><text:bookmark-start text:name="_Toc130744313"/>Wymagania funkcjonalne<text:bookmark-end text:name="__RefHeading___Toc15437_1148864075"/><text:bookmark-end text:name="_Toc130744313"/></text:h>
      <text:h text:style-name="P11" text:outline-level="1"><text:bookmark-start text:name="__RefHeading___Toc15439_1148864075"/>Obraz logiczny aplikacji<text:bookmark-end text:name="__RefHeading___Toc15439_1148864075"/></text:h>
      <text:h text:style-name="P13" text:outline-level="2"><text:bookmark-start text:name="__RefHeading___Toc15441_1148864075"/>Charakterystyka pakietów<text:bookmark-end text:name="__RefHeading___Toc15441_1148864075"/></text:h>
      <text:h text:style-name="Heading_20_2" text:outline-level="2"><text:bookmark-start text:name="__RefHeading___Toc15443_1148864075"/><text:bookmark-start text:name="_Toc130744316"/><text:s/><text:bookmark-end text:name="_Toc130744316"/>Diagram klas aplikacji<text:bookmark-end text:name="__RefHeading___Toc15443_1148864075"/></text:h>
      <text:h text:style-name="Heading_20_1" text:outline-level="1"><text:bookmark-start text:name="__RefHeading___Toc15445_1148864075"/>Dynamiczny obraz modelowanej aplikacji<text:bookmark-end text:name="__RefHeading___Toc15445_1148864075"/></text:h>
      <text:h text:style-name="Heading_20_2" text:outline-level="2"><text:bookmark-start text:name="__RefHeading___Toc15447_1148864075"/>Diagram sekwencji UML dla obiektów<text:bookmark-end text:name="__RefHeading___Toc15447_1148864075"/></text:h>
      <text:h text:style-name="Heading_20_2" text:outline-level="2"><text:bookmark-start text:name="__RefHeading___Toc15449_1148864075"/>Diagram aktywności UML dla obiektów<text:bookmark-end text:name="__RefHeading___Toc15449_1148864075"/></text:h>
      <text:h text:style-name="Heading_20_1" text:outline-level="1"><text:bookmark-start text:name="__RefHeading___Toc15451_1148864075"/>Statyczny obraz modelowanej aplikacji<text:bookmark-end text:name="__RefHeading___Toc15451_1148864075"/></text:h>
      <text:h text:style-name="P14" text:outline-level="2"><text:bookmark-start text:name="__RefHeading___Toc15453_1148864075"/>Diagram komponentów UML<text:bookmark-end text:name="__RefHeading___Toc15453_1148864075"/></text:h>
      <text:h text:style-name="P14" text:outline-level="2"><text:bookmark-start text:name="__RefHeading___Toc15455_1148864075"/>Diagram instalacji UML<text:bookmark-end text:name="__RefHeading___Toc15455_1148864075"/></text:h>
      <text:h text:style-name="Heading_20_1" text:outline-level="1"><text:bookmark-start text:name="__RefHeading___Toc15457_1148864075"/>Projekt bazy danych<text:bookmark-end text:name="__RefHeading___Toc15457_1148864075"/></text:h>
      <text:p text:style-name="P15"><text:span text:style-name="T4"/></text:p>
      <text:p text:style-name="P16"/>
      <text:p text:style-name="P17" loext:marker-style-name="T5"><text:span text:style-name="T5"/></text:p>
      <text:h text:style-name="P18" text:outline-level="2" text:is-list-header="true"><text:span text:style-name="T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3T11:42:34.024775500</dc:date>
    <meta:editing-duration>PT20M31S</meta:editing-duration>
    <meta:editing-cycles>4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40" meta:word-count="157" meta:character-count="998" meta:non-whitespace-character-count="893"/>
  </office:meta>
</office:document-meta>
</file>